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Test.Instances.Common.Claus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est.Instances.Common.Literal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Wri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est.Parse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int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.Mak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.Make.Config.Clas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.Make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N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.Make.Instances.CNF.Internal</text:p>
          </table:table-cell>
          <table:table-cell table:number-columns-repeated="17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y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 style:data-style-name="N2" text:time-value="21:34:14.815359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20T22:28:12.551315778</dc:date>
    <meta:editing-duration>PT4H36M57S</meta:editing-duration>
    <meta:editing-cycles>23</meta:editing-cycles>
    <meta:generator>LibreOffice/4.2.8.2$Linux_X86_64 LibreOffice_project/420m0$Build-2</meta:generator>
    <meta:document-statistic meta:table-count="1" meta:cell-count="872" meta:object-count="0"/>
  </office:meta>
</office:document-meta>
</file>